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7.58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5.35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302cm" fo:min-width="5.5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683cm" fo:min-width="16.77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181cm" fo:min-width="5.41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16.377cm" fo:min-width="15.831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3cm" svg:stroke-color="#83caff" draw:marker-start-width="0.279cm" draw:marker-end-width="0.279cm" draw:fill-color="#83ca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53cm" svg:stroke-color="#9999cc" draw:marker-start-width="0.279cm" draw:marker-end-width="0.279cm" draw:fill-color="#9999cc" draw:opacity="50%" draw:textarea-horizontal-align="justify" draw:textarea-vertical-align="middle" draw:auto-grow-height="false" fo:min-height="0.81cm" fo:min-width="0.846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width="0.053cm" svg:stroke-color="#ffccff" draw:marker-start-width="0.279cm" draw:marker-end-width="0.279cm" draw:fill="solid" draw:fill-color="#ffccff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841cm" fo:min-width="4.52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9999" draw:marker-start-width="0.279cm" draw:marker-end-width="0.279cm" draw:fill="solid" draw:fill-color="#ff9999" draw:opacity="50%" draw:textarea-horizontal-align="justify" draw:textarea-vertical-align="middle" draw:auto-grow-height="false" fo:min-height="11.763cm" fo:min-width="2.36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ccffcc" draw:marker-start-width="0.279cm" draw:marker-end-width="0.279cm" draw:fill="solid" draw:fill-color="#ccffcc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0e68c" draw:marker-start-width="0.279cm" draw:marker-end-width="0.279cm" draw:fill-color="#f0e68c" draw:opacity="50%" draw:textarea-horizontal-align="justify" draw:textarea-vertical-align="middle" draw:auto-grow-height="false" fo:min-height="0.968cm" fo:min-width="26.626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fo:min-height="2.845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>
      <style:graphic-properties svg:stroke-color="#ffffff" draw:fill="none" draw:textarea-horizontal-align="justify" draw:textarea-vertical-align="middle" draw:auto-grow-height="false" fo:min-height="0.385cm" fo:min-width="32.647cm"/>
    </style:style>
    <style:style style:name="gr25" style:family="graphic" style:parent-style-name="standard">
      <style:graphic-properties svg:stroke-width="0.053cm" svg:stroke-color="#f0e68c" draw:marker-start-width="0.279cm" draw:marker-end-width="0.279cm" draw:fill-color="#f0e68c" draw:opacity="50%" draw:textarea-horizontal-align="justify" draw:textarea-vertical-align="middle" draw:auto-grow-height="false" fo:min-height="0.968cm" fo:min-width="9.481cm" fo:padding-top="0.151cm" fo:padding-bottom="0.151cm" fo:padding-left="0.276cm" fo:padding-right="0.276cm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83caff" draw:opacity="50%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99cc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cc99" draw:opacity="50%"/>
      <style:paragraph-properties fo:text-align="center"/>
    </style:style>
    <style:style style:name="P9" style:family="paragraph">
      <loext:graphic-properties draw:fill="solid" draw:fill-color="#ffccff" draw:opacity="50%"/>
      <style:paragraph-properties fo:text-align="center"/>
    </style:style>
    <style:style style:name="P10" style:family="paragraph">
      <loext:graphic-properties draw:fill="solid" draw:fill-color="#ff9999" draw:opacity="50%"/>
      <style:paragraph-properties fo:text-align="center"/>
    </style:style>
    <style:style style:name="P11" style:family="paragraph">
      <loext:graphic-properties draw:fill="solid" draw:fill-color="#ccffcc" draw:opacity="50%"/>
      <style:paragraph-properties fo:text-align="center"/>
    </style:style>
    <style:style style:name="P12" style:family="paragraph">
      <loext:graphic-properties draw:fill-color="#f0e68c" draw:opacity="50%"/>
      <style:paragraph-properties fo:text-align="center"/>
    </style:style>
    <style:style style:name="P1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8.136cm" svg:height="5.588cm" svg:x="44.58cm" svg:y="20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5.907cm" svg:height="5.588cm" svg:x="37.211cm" svg:y="20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6cm" svg:height="6.604cm" svg:x="58.039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17.329cm" svg:height="6.985cm" svg:x="37.154cm" svg:y="9.093cm">
          <draw:glue-point draw:id="4" svg:x="4.633cm" svg:y="4.89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969cm" svg:height="5.483cm" svg:x="54.102cm" svg:y="20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6.383cm" svg:height="16.679cm" svg:x="18.332cm" svg:y="9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1.27cm" svg:height="1.27cm" svg:x="49.149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1.27cm" svg:height="1.27cm" svg:x="42.926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1.27cm" svg:height="1.27cm" svg:x="45.7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" draw:id="id4" draw:layer="layout" svg:width="1.27cm" svg:height="1.27cm" svg:x="52.07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44.01cm" svg:y1="11.625cm" svg:x2="45.906cm" svg:y2="13.394cm" draw:start-shape="id1" draw:start-glue-point="9" draw:end-shape="id2" draw:end-glue-point="5" svg:d="M44010 11625l1896 1769" svg:viewBox="0 0 1897 1770">
          <text:p/>
        </draw:connector>
        <draw:connector draw:style-name="gr10" draw:text-style-name="P4" draw:layer="layout" draw:type="line" svg:x1="44.196cm" svg:y1="11.176cm" svg:x2="49.149cm" svg:y2="11.176cm" draw:start-shape="id1" draw:start-glue-point="10" draw:end-shape="id3" svg:d="M44196 11176h4953" svg:viewBox="0 0 4954 1">
          <text:p/>
        </draw:connector>
        <draw:connector draw:style-name="gr10" draw:text-style-name="P4" draw:layer="layout" draw:type="line" svg:x1="49.335cm" svg:y1="11.625cm" svg:x2="46.804cm" svg:y2="13.394cm" draw:start-shape="id3" draw:start-glue-point="7" draw:end-shape="id2" draw:end-glue-point="11" svg:d="M49335 11625l-2531 1769" svg:viewBox="0 0 2532 1770">
          <text:p/>
        </draw:connector>
        <draw:connector draw:style-name="gr11" draw:text-style-name="P4" draw:layer="layout" draw:type="line" svg:x1="46.99cm" svg:y1="13.843cm" svg:x2="52.07cm" svg:y2="13.843cm" draw:start-shape="id2" draw:start-glue-point="10" draw:end-shape="id4" draw:end-glue-point="6" svg:d="M46990 13843h5080" svg:viewBox="0 0 5081 1">
          <text:p/>
        </draw:connector>
        <draw:connector draw:style-name="gr11" draw:text-style-name="P4" draw:layer="layout" draw:type="line" svg:x1="50.233cm" svg:y1="11.625cm" svg:x2="52.256cm" svg:y2="13.394cm" draw:start-shape="id3" draw:start-glue-point="9" draw:end-shape="id4" draw:end-glue-point="5" svg:d="M50233 11625l2023 1769" svg:viewBox="0 0 2024 1770">
          <text:p/>
        </draw:connector>
        <draw:connector draw:style-name="gr11" draw:text-style-name="P4" draw:layer="layout" draw:type="line" svg:x1="44.01cm" svg:y1="11.625cm" svg:x2="52.256cm" svg:y2="13.394cm" draw:start-shape="id1" draw:start-glue-point="9" draw:end-shape="id4" draw:end-glue-point="5" svg:d="M44010 11625l8246 1769" svg:viewBox="0 0 8247 1770">
          <text:p/>
        </draw:connector>
        <draw:custom-shape draw:style-name="gr12" draw:text-style-name="P5" xml:id="id17" draw:id="id17" draw:layer="layout" svg:width="1.397cm" svg:height="1.778cm" svg:x="45.786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2.794cm" svg:height="0.962cm" svg:x="44.48cm" svg:y="20.12cm">
          <draw:text-box>
            <text:p text:style-name="P6">mytopic</text:p>
          </draw:text-box>
        </draw:frame>
        <draw:custom-shape draw:style-name="gr12" draw:text-style-name="P5" xml:id="id18" draw:id="id18" draw:layer="layout" svg:width="1.397cm" svg:height="1.778cm" svg:x="48.072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xml:id="id19" draw:id="id19" draw:layer="layout" svg:width="1.397cm" svg:height="1.778cm" svg:x="50.35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38.89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3.175cm" svg:height="0.962cm" svg:x="37.211cm" svg:y="20.066cm">
          <draw:text-box>
            <text:p text:style-name="P6">myqueue</text:p>
          </draw:text-box>
        </draw:frame>
        <draw:custom-shape draw:style-name="gr12" draw:text-style-name="P5" draw:layer="layout" svg:width="1.397cm" svg:height="1.778cm" svg:x="41.184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8" xml:id="id5" draw:id="id5" draw:layer="layout" svg:width="5.08cm" svg:height="1.27cm" svg:x="24.511cm" svg:y="19.431cm">
          <text:p text:style-name="P6">configser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953cm" svg:height="0.962cm" svg:x="37.128cm" svg:y="9.071cm">
          <draw:text-box>
            <text:p text:style-name="P6">qdrouterd</text:p>
          </draw:text-box>
        </draw:frame>
        <draw:custom-shape draw:style-name="gr16" draw:text-style-name="P9" xml:id="id7" draw:id="id7" draw:layer="layout" svg:width="5.08cm" svg:height="1.27cm" svg:x="54.61cm" svg:y="22.225cm">
          <text:p text:style-name="P6">subserv</text:p>
          <draw:enhanced-geometry svg:viewBox="0 0 21600 21600" draw:type="rectangle" draw:enhanced-path="M 0 0 L 21600 0 21600 21600 0 21600 0 0 Z N"/>
        </draw:custom-shape>
        <draw:custom-shape draw:style-name="gr17" draw:text-style-name="P8" xml:id="id8" draw:id="id8" draw:layer="layout" svg:width="5.08cm" svg:height="1.143cm" svg:x="20.87cm" svg:y="16.002cm">
          <text:p text:style-name="P6">address-controller</text:p>
          <draw:enhanced-geometry svg:viewBox="0 0 21600 21600" draw:type="rectangle" draw:enhanced-path="M 0 0 L 21600 0 21600 21600 0 21600 0 0 Z N"/>
        </draw:custom-shape>
        <draw:custom-shape draw:style-name="gr18" draw:text-style-name="P10" xml:id="id9" draw:id="id9" draw:layer="layout" svg:width="2.921cm" svg:height="12.065cm" svg:x="13.462cm" svg:y="10.541cm">
          <text:p text:style-name="P6">openshi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13" draw:id="id13" draw:layer="layout" svg:width="5.08cm" svg:height="1.27cm" svg:x="58.547cm" svg:y="11.938cm">
          <text:p text:style-name="P6">mqtt-gatew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6" draw:id="id6" draw:layer="layout" svg:width="5.08cm" svg:height="1.27cm" svg:x="27.17cm" svg:y="11.938cm">
          <text:p text:style-name="P6">ragent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2" draw:id="id12" draw:layer="layout" svg:width="27.178cm" svg:height="1.27cm" svg:x="36.957cm" svg:y="2.667cm">
          <text:p text:style-name="P6">Client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4.064cm" svg:height="0.962cm" svg:x="18.332cm" svg:y="9.102cm">
          <draw:text-box>
            <text:p>Admin</text:p>
          </draw:text-box>
        </draw:frame>
        <draw:frame draw:style-name="gr15" draw:text-style-name="P13" draw:layer="layout" svg:width="4.064cm" svg:height="0.962cm" svg:x="54.229cm" svg:y="19.939cm">
          <draw:text-box>
            <text:p>subserv</text:p>
          </draw:text-box>
        </draw:frame>
        <draw:frame draw:style-name="gr21" draw:text-style-name="P7" draw:layer="layout" svg:width="3.048cm" svg:height="3.095cm" svg:x="58.039cm" svg:y="9.271cm">
          <draw:text-box>
            <text:p text:style-name="P6">mqtt-gateway</text:p>
          </draw:text-box>
        </draw:frame>
        <draw:connector draw:style-name="gr22" draw:text-style-name="P4" draw:layer="layout" svg:x1="27.051cm" svg:y1="19.431cm" svg:x2="29.71cm" svg:y2="13.208cm" draw:start-shape="id5" draw:start-glue-point="0" draw:end-shape="id6" draw:end-glue-point="2" svg:d="M27051 19431v-3111h2659v-3112" svg:viewBox="0 0 2660 6224">
          <text:p/>
        </draw:connector>
        <draw:connector draw:style-name="gr22" draw:text-style-name="P4" draw:layer="layout" draw:line-skew="2.521cm" svg:x1="27.051cm" svg:y1="20.701cm" svg:x2="57.15cm" svg:y2="23.495cm" draw:start-shape="id5" draw:start-glue-point="2" draw:end-shape="id7" draw:end-glue-point="2" svg:d="M27051 20701v5842h30099v-3048" svg:viewBox="0 0 30100 5843">
          <text:p/>
        </draw:connector>
        <draw:connector draw:style-name="gr22" draw:text-style-name="P4" draw:layer="layout" svg:x1="20.87cm" svg:y1="16.573cm" svg:x2="16.383cm" svg:y2="16.573cm" draw:start-shape="id8" draw:start-glue-point="3" draw:end-shape="id9" draw:end-glue-point="1" svg:d="M20870 16573h-4487" svg:viewBox="0 0 4488 1">
          <text:p/>
        </draw:connector>
        <draw:connector draw:style-name="gr22" draw:text-style-name="P4" draw:layer="layout" svg:x1="14.922cm" svg:y1="22.606cm" svg:x2="24.511cm" svg:y2="20.066cm" draw:start-shape="id9" draw:start-glue-point="2" draw:end-shape="id5" draw:end-glue-point="3" svg:d="M14922 22606v526h5525v-3066h4064" svg:viewBox="0 0 9590 3067">
          <text:p/>
        </draw:connector>
        <draw:connector draw:style-name="gr22" draw:text-style-name="P4" draw:layer="layout" svg:x1="32.25cm" svg:y1="12.573cm" svg:x2="37.154cm" svg:y2="12.585cm" draw:start-shape="id6" draw:start-glue-point="1" draw:end-shape="id10" draw:end-glue-point="3" svg:d="M32250 12573h2452v12h2452" svg:viewBox="0 0 4905 13">
          <text:p/>
        </draw:connector>
        <draw:connector draw:style-name="gr22" draw:text-style-name="P4" draw:layer="layout" svg:x1="54.61cm" svg:y1="22.86cm" svg:x2="52.716cm" svg:y2="22.86cm" draw:start-shape="id7" draw:start-glue-point="3" draw:end-shape="id11" svg:d="M54610 22860h-1894" svg:viewBox="0 0 1895 1">
          <text:p/>
        </draw:connector>
        <draw:connector draw:style-name="gr23" draw:text-style-name="P4" draw:layer="layout" svg:x1="50.546cm" svg:y1="3.937cm" svg:x2="45.818cm" svg:y2="9.093cm" draw:start-shape="id12" draw:start-glue-point="2" draw:end-shape="id10" draw:end-glue-point="0" svg:d="M50546 3937v2578h-4728v2578" svg:viewBox="0 0 4729 5157">
          <text:p/>
        </draw:connector>
        <draw:connector draw:style-name="gr23" draw:text-style-name="P4" draw:layer="layout" draw:line-skew="-1.461cm" svg:x1="50.546cm" svg:y1="3.937cm" svg:x2="61.087cm" svg:y2="11.938cm" draw:start-shape="id12" draw:start-glue-point="2" draw:end-shape="id13" draw:end-glue-point="0" svg:d="M50546 3937v2540h10541v5461" svg:viewBox="0 0 10542 8002">
          <text:p/>
        </draw:connector>
        <draw:connector draw:style-name="gr23" draw:text-style-name="P4" draw:layer="layout" svg:x1="57.15cm" svg:y1="22.225cm" svg:x2="53.846cm" svg:y2="16.001cm" draw:start-shape="id7" draw:start-glue-point="0" draw:end-shape="id10" draw:end-glue-point="4" svg:d="M57150 22225v-3074h-3304v-3150" svg:viewBox="0 0 3305 6225">
          <text:p/>
        </draw:connector>
        <draw:connector draw:style-name="gr23" draw:text-style-name="P4" draw:layer="layout" svg:x1="48.648cm" svg:y1="20.066cm" svg:x2="45.818cm" svg:y2="16.078cm" draw:start-shape="id11" draw:start-glue-point="0" draw:end-shape="id10" draw:end-glue-point="2" svg:d="M48648 20066v-1994h-2830v-1994" svg:viewBox="0 0 2831 3989">
          <text:p/>
        </draw:connector>
        <draw:connector draw:style-name="gr23" draw:text-style-name="P4" draw:layer="layout" svg:x1="40.164cm" svg:y1="20.066cm" svg:x2="45.818cm" svg:y2="16.078cm" draw:start-shape="id14" draw:start-glue-point="0" draw:end-shape="id10" draw:end-glue-point="2" svg:d="M40164 20066v-1994h5654v-1994" svg:viewBox="0 0 5655 3989">
          <text:p/>
        </draw:connector>
        <draw:connector draw:style-name="gr22" draw:text-style-name="P4" draw:layer="layout" svg:x1="61.087cm" svg:y1="13.208cm" svg:x2="59.69cm" svg:y2="22.86cm" draw:start-shape="id13" draw:start-glue-point="2" draw:end-shape="id7" draw:end-glue-point="1" svg:d="M61087 13208v9652h-1397" svg:viewBox="0 0 1398 9653">
          <text:p/>
        </draw:connector>
        <draw:connector draw:style-name="gr23" draw:text-style-name="P4" draw:layer="layout" svg:x1="54.483cm" svg:y1="12.585cm" svg:x2="58.547cm" svg:y2="12.573cm" draw:start-shape="id10" draw:start-glue-point="1" draw:end-shape="id13" svg:d="M54483 12585h2032v-12h2032" svg:viewBox="0 0 4065 13">
          <text:p/>
        </draw:connector>
        <draw:custom-shape draw:style-name="gr24" draw:text-style-name="P4" draw:layer="layout" svg:width="33.147cm" svg:height="0.635cm" svg:x="26.797cm" svg:y="26.6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xml:id="id15" draw:id="id15" draw:layer="layout" svg:width="10.033cm" svg:height="1.27cm" svg:x="18.415cm" svg:y="2.667cm">
          <text:p text:style-name="P6">Application Develop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4" draw:layer="layout" svg:x1="23.431cm" svg:y1="3.937cm" svg:x2="23.41cm" svg:y2="16.002cm" draw:start-shape="id15" draw:start-glue-point="2" draw:end-shape="id8" draw:end-glue-point="0" svg:d="M23431 3937v6032h-21v6033" svg:viewBox="0 0 22 12066">
          <text:p/>
        </draw:connector>
        <draw:custom-shape draw:style-name="gr14" draw:text-style-name="P8" xml:id="id16" draw:id="id16" draw:layer="layout" svg:width="5.08cm" svg:height="1.27cm" svg:x="29.21cm" svg:y="22.26cm">
          <text:p text:style-name="P6">queue-schedu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4" draw:layer="layout" svg:x1="27.051cm" svg:y1="20.701cm" svg:x2="31.75cm" svg:y2="22.26cm" draw:start-shape="id5" draw:start-glue-point="2" draw:end-shape="id16" svg:d="M27051 20701v780h4699v779" svg:viewBox="0 0 4700 1560">
          <text:p/>
        </draw:connector>
        <draw:connector draw:style-name="gr22" draw:text-style-name="P4" draw:layer="layout" svg:x1="34.29cm" svg:y1="22.895cm" svg:x2="37.211cm" svg:y2="22.86cm" draw:start-shape="id16" draw:start-glue-point="1" draw:end-shape="id14" draw:end-glue-point="3" svg:d="M34290 22895h1460v-35h1461" svg:viewBox="0 0 2922 36">
          <text:p/>
        </draw:connector>
        <draw:connector draw:style-name="gr23" draw:text-style-name="P4" draw:layer="layout" draw:type="curve" svg:x1="46.485cm" svg:y1="23.536cm" svg:x2="48.771cm" svg:y2="23.536cm" draw:start-shape="id17" draw:start-glue-point="7" draw:end-shape="id18" draw:end-glue-point="7" svg:d="M46485 23536c0 792 2286 792 2286 0" svg:viewBox="0 0 2287 595">
          <text:p/>
        </draw:connector>
        <draw:connector draw:style-name="gr23" draw:text-style-name="P4" draw:layer="layout" draw:type="curve" svg:x1="46.485cm" svg:y1="23.536cm" svg:x2="51.057cm" svg:y2="23.536cm" draw:start-shape="id17" draw:start-glue-point="7" draw:end-shape="id19" draw:end-glue-point="7" svg:d="M46485 23536c0 792 4572 792 4572 0" svg:viewBox="0 0 4573 595">
          <text:p/>
        </draw:connector>
        <draw:connector draw:style-name="gr23" draw:text-style-name="P4" draw:layer="layout" draw:type="curve" svg:x1="48.771cm" svg:y1="23.536cm" svg:x2="51.057cm" svg:y2="23.536cm" draw:start-shape="id18" draw:start-glue-point="7" draw:end-shape="id19" draw:end-glue-point="7" svg:d="M48771 23536c0 792 2286 792 2286 0" svg:viewBox="0 0 2287 5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251cm" fo:page-height="47.9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outernetwor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9:38:43.247518909</meta:creation-date>
    <dc:date>2017-03-02T11:06:56.417250079</dc:date>
    <meta:editing-duration>PT11H23M21S</meta:editing-duration>
    <meta:editing-cycles>150</meta:editing-cycles>
    <meta:generator>LibreOffice/5.2.6.1$Linux_X86_64 LibreOffice_project/20$Build-1</meta:generator>
    <meta:document-statistic meta:object-count="56"/>
  </office:meta>
</office:document-meta>
</file>